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Ecommerce;</text:p>
      <text:p text:style-name="Standard"><text:s/>USE Ecommerce;</text:p>
      <text:p text:style-name="Standard">CREATE TABLE Users (</text:p>
      <text:p text:style-name="Standard"><text:s text:c="3"/>user_id INT PRIMARY KEY AUTO_INCREMENT,</text:p>
      <text:p text:style-name="Standard"><text:s text:c="3"/>username VARCHAR(50) NOT NULL UNIQUE,</text:p>
      <text:p text:style-name="Standard"><text:s text:c="3"/>password VARCHAR(100) NOT NULL,</text:p>
      <text:p text:style-name="Standard"><text:s text:c="3"/>email VARCHAR(100) NOT NULL UNIQUE,</text:p>
      <text:p text:style-name="Standard"><text:s text:c="3"/>first_name VARCHAR(50),</text:p>
      <text:p text:style-name="Standard"><text:s text:c="3"/>last_name VARCHAR(50),</text:p>
      <text:p text:style-name="Standard"><text:s text:c="3"/>address VARCHAR(255),</text:p>
      <text:p text:style-name="Standard"><text:s text:c="3"/>phone VARCHAR(15),</text:p>
      <text:p text:style-name="Standard"><text:s text:c="3"/>created_at TIMESTAMP DEFAULT CURRENT_TIMESTAMP</text:p>
      <text:p text:style-name="Standard">);</text:p>
      <text:p text:style-name="Standard">INSERT INTO Users (username, password, email, first_name, last_name, address, phone) VALUES</text:p>
      <text:p text:style-name="Standard">('john_doe', 'password123', 'john@example.com', 'John', 'Doe', '123 Main St, Springfield', '555-1234'),</text:p>
      <text:p text:style-name="Standard">('jane_smith', 'password456', 'jane@example.com', 'Jane', 'Smith', '456 Elm St, Shelbyville', '555-5678');</text:p>
      <text:p text:style-name="Standard"/>
      <text:p text:style-name="Standard"/>
      <text:p text:style-name="Standard">CREATE TABLE Products (</text:p>
      <text:p text:style-name="Standard"><text:s text:c="3"/>product_id INT PRIMARY KEY AUTO_INCREMENT,</text:p>
      <text:p text:style-name="Standard"><text:s text:c="3"/>name VARCHAR(100) NOT NULL,</text:p>
      <text:p text:style-name="Standard"><text:s text:c="3"/>description TEXT,</text:p>
      <text:p text:style-name="Standard"><text:s text:c="3"/>price DECIMAL(10, 2) NOT NULL,</text:p>
      <text:p text:style-name="Standard"><text:s text:c="3"/>stock_quantity INT NOT NULL,</text:p>
      <text:p text:style-name="Standard"><text:s text:c="3"/>category_id INT,</text:p>
      <text:p text:style-name="Standard"><text:s text:c="3"/>created_at TIMESTAMP DEFAULT CURRENT_TIMESTAMP,</text:p>
      <text:p text:style-name="Standard"><text:s text:c="3"/>FOREIGN KEY (category_id) REFERENCES Categories(category_id)</text:p>
      <text:p text:style-name="Standard">);</text:p>
      <text:p text:style-name="Standard">INSERT INTO Products (name, description, price, stock_quantity, category_id) VALUES</text:p>
      <text:p text:style-name="Standard">('Smartphone', 'Latest model smartphone', 699.99, 50, 1),</text:p>
      <text:p text:style-name="Standard">('Laptop', 'High performance laptop', 999.99, 30, 1),</text:p>
      <text:p text:style-name="Standard">('T-shirt', 'Cotton t-shirt', 19.99, 100, 3);</text:p>
      <text:p text:style-name="Standard"/>
      <text:p text:style-name="Standard"/>
      <text:p text:style-name="Standard">CREATE TABLE Categories (</text:p>
      <text:p text:style-name="Standard"><text:s text:c="3"/>category_id INT PRIMARY KEY AUTO_INCREMENT,</text:p>
      <text:p text:style-name="Standard"><text:s text:c="3"/>name VARCHAR(50) NOT NULL UNIQUE,</text:p>
      <text:p text:style-name="Standard"><text:s text:c="3"/>description TEXT</text:p>
      <text:p text:style-name="Standard"><text:s text:c="3"/>);</text:p>
      <text:p text:style-name="Standard"><text:s text:c="3"/>INSERT INTO Categories (name, description) VALUES</text:p>
      <text:p text:style-name="Standard">('Electronics', 'Electronic devices and gadgets'),</text:p>
      <text:p text:style-name="Standard">('Books', 'Various kinds of books'),</text:p>
      <text:p text:style-name="Standard">('Clothing', 'Men and women clothing');</text:p>
      <text:p text:style-name="Standard"/>
      <text:p text:style-name="Standard"/>
      <text:p text:style-name="Standard">CREATE TABLE Categories (</text:p>
      <text:p text:style-name="Standard"><text:s text:c="3"/>category_id INT PRIMARY KEY AUTO_INCREMENT,</text:p>
      <text:p text:style-name="Standard"><text:s text:c="3"/>name VARCHAR(50) NOT NULL UNIQUE,</text:p>
      <text:p text:style-name="Standard"><text:s text:c="3"/>description TEXT</text:p>
      <text:p text:style-name="Standard">);</text:p>
      <text:p text:style-name="Standard"><text:soft-page-break/></text:p>
      <text:p text:style-name="Standard"/>
      <text:p text:style-name="Standard">CREATE TABLE Orders (</text:p>
      <text:p text:style-name="Standard"><text:s text:c="3"/>order_id INT PRIMARY KEY AUTO_INCREMENT,</text:p>
      <text:p text:style-name="Standard"><text:s text:c="3"/>user_id INT NOT NULL,</text:p>
      <text:p text:style-name="Standard"><text:s text:c="3"/>order_date TIMESTAMP DEFAULT CURRENT_TIMESTAMP,</text:p>
      <text:p text:style-name="Standard"><text:s text:c="3"/>status ENUM('pending', 'shipped', 'delivered', 'canceled') DEFAULT 'pending',</text:p>
      <text:p text:style-name="Standard"><text:s text:c="3"/>total_amount DECIMAL(10, 2) NOT NULL,</text:p>
      <text:p text:style-name="Standard"><text:s text:c="3"/>shipping_address VARCHAR(255),</text:p>
      <text:p text:style-name="Standard"><text:s text:c="3"/>FOREIGN KEY (user_id) REFERENCES Users(user_id)</text:p>
      <text:p text:style-name="Standard">);</text:p>
      <text:p text:style-name="Standard">INSERT INTO Orders (order_id, user_id, order_date, status, total_amount, shipping_address) VALUES</text:p>
      <text:p text:style-name="Standard">(1, 22, 2023-03-23, 'pending', 700.0, '123 Main St, Springfield'),</text:p>
      <text:p text:style-name="Standard">(2, 23, 2023-03-24, 'pending', 199.0, '456 Elm St, Shelbyville');</text:p>
      <text:p text:style-name="Standard"/>
      <text:p text:style-name="Standard"/>
      <text:p text:style-name="Standard"/>
      <text:p text:style-name="Standard">CREATE TABLE Order_Items (</text:p>
      <text:p text:style-name="Standard"><text:s text:c="3"/>order_item_id INT PRIMARY KEY AUTO_INCREMENT,</text:p>
      <text:p text:style-name="Standard"><text:s text:c="3"/>order_id INT NOT NULL,</text:p>
      <text:p text:style-name="Standard"><text:s text:c="3"/>product_id INT NOT NULL,</text:p>
      <text:p text:style-name="Standard"><text:s text:c="3"/>quantity INT NOT NULL,</text:p>
      <text:p text:style-name="Standard"><text:s text:c="3"/>price DECIMAL(10, 2) NOT NULL,</text:p>
      <text:p text:style-name="Standard"><text:s text:c="4"/>FOREIGN KEY (order_id) REFERENCES Orders(order_id),</text:p>
      <text:p text:style-name="Standard"><text:s text:c="3"/>FOREIGN KEY (product_id) REFERENCES Products(product_id)</text:p>
      <text:p text:style-name="Standard">);</text:p>
      <text:p text:style-name="Standard">INSERT INTO Order_Items (order_id, product_id, quantity, price) VALUES</text:p>
      <text:p text:style-name="Standard">(1, 1, 1, 699.99),</text:p>
      <text:p text:style-name="Standard">(1, 2, 1, 19.99),</text:p>
      <text:p text:style-name="Standard">(2, 3, 1, 19.99);</text:p>
      <text:p text:style-name="Standard"/>
      <text:p text:style-name="Standard"/>
      <text:p text:style-name="Standard">CREATE TABLE Payments (</text:p>
      <text:p text:style-name="Standard"><text:s text:c="3"/>payment_id INT PRIMARY KEY AUTO_INCREMENT,</text:p>
      <text:p text:style-name="Standard"><text:s text:c="3"/>order_id INT NOT NULL,</text:p>
      <text:p text:style-name="Standard"><text:s text:c="3"/>payment_date TIMESTAMP DEFAULT CURRENT_TIMESTAMP,</text:p>
      <text:p text:style-name="Standard"><text:s text:c="3"/>amount DECIMAL(10, 2) NOT NULL,</text:p>
      <text:p text:style-name="Standard"><text:s text:c="3"/>payment_method ENUM('credit_card', 'debit_card', 'paypal', 'cash_on_delivery') NOT NULL,</text:p>
      <text:p text:style-name="Standard"><text:s text:c="3"/>FOREIGN KEY (order_id) REFERENCES Orders(order_id)</text:p>
      <text:p text:style-name="Standard">);</text:p>
      <text:p text:style-name="Standard"/>
      <text:p text:style-name="Standard">INSERT INTO Payments (payment_id, order_id, payment_date, amount, payment_method) VALUES</text:p>
      <text:p text:style-name="Standard">(1,123, '2024-06-23', 719.98, 'credit_card'),</text:p>
      <text:p text:style-name="Standard">(2, 234, '2024-0624', 19.99, 'paypal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3:14:52.156273869</meta:creation-date>
    <dc:date>2024-06-14T13:15:19.012386226</dc:date>
    <meta:editing-duration>PT27S</meta:editing-duration>
    <meta:editing-cycles>1</meta:editing-cycles>
    <meta:document-statistic meta:table-count="0" meta:image-count="0" meta:object-count="0" meta:page-count="2" meta:paragraph-count="80" meta:word-count="367" meta:character-count="3142" meta:non-whitespace-character-count="2718"/>
    <meta:generator>LibreOffice/7.3.7.2$Linux_X86_64 LibreOffice_project/30$Build-2</meta:generator>
  </office:meta>
</office:document-meta>
</file>